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1cm" svg:y="1.37cm">
          <text:p text:style-name="P1"><text:span text:style-name="T1">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0.735cm" svg:x2="1.37cm" svg:y2="1.37cm">
          <text:p/>
        </draw:line>
        <draw:line draw:style-name="gr2" draw:text-style-name="P3" draw:layer="layout" svg:x1="5.815cm" svg:y1="0.735cm" svg:x2="5.815cm" svg:y2="1.37cm">
          <text:p/>
        </draw:line>
        <draw:custom-shape draw:style-name="gr1" draw:text-style-name="P2" draw:layer="layout" svg:width="3.81cm" svg:height="0.635cm" svg:x="3.91cm" svg:y="1.37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3.435cm" svg:y="1.37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3.91cm" svg:y="2.64cm">
          <text:p text:style-name="P1"><text:span text:style-name="T1">Circular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15cm" svg:y1="2.005cm" svg:x2="5.815cm" svg:y2="2.64cm">
          <text:p/>
        </draw:line>
        <draw:custom-shape draw:style-name="gr1" draw:text-style-name="P2" draw:layer="layout" svg:width="4.445cm" svg:height="0.635cm" svg:x="8.355cm" svg:y="1.37cm">
          <text:p text:style-name="P1"><text:span text:style-name="T1">RegularExp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3.435cm" svg:y="2.64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0.735cm" svg:x2="10.26cm" svg:y2="1.37cm">
          <text:p/>
        </draw:line>
        <draw:line draw:style-name="gr2" draw:text-style-name="P3" draw:layer="layout" svg:x1="14.705cm" svg:y1="0.735cm" svg:x2="14.705cm" svg:y2="1.37cm">
          <text:p/>
        </draw:line>
        <draw:line draw:style-name="gr2" draw:text-style-name="P3" draw:layer="layout" svg:x1="14.705cm" svg:y1="2.005cm" svg:x2="14.705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3.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2T12:47:51</meta:creation-date>
    <dc:creator>Jean Louis Faucher</dc:creator>
    <dc:date>2009-12-12T23:24:53.12</dc:date>
    <dc:language>en-US</dc:language>
    <meta:editing-cycles>5</meta:editing-cycles>
    <meta:editing-duration>PT00H06M00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